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evts</text:p>
          </table:table-cell>
          <table:table-cell office:value-type="string">
            <text:p>xsec mcm</text:p>
          </table:table-cell>
          <table:table-cell office:value-type="string">
            <text:p>xsec mcm exp</text:p>
          </table:table-cell>
          <table:table-cell office:value-type="string">
            <text:p>nevts mcm</text:p>
          </table:table-cell>
          <table:table-cell office:value-type="string">
            <text:p>xsec </text:p>
          </table:table-cell>
          <table:table-cell office:value-type="string">
            <text:p>lumi</text:p>
          </table:table-cell>
        </table:table-row>
        <table:table-row table:style-name="ro1">
          <table:table-cell office:value-type="string">
            <text:p>QCD_HT500to700</text:p>
          </table:table-cell>
          <table:table-cell office:value-type="float" office:value="19589573">
            <text:p>19589573</text:p>
          </table:table-cell>
          <table:table-cell office:value-type="float" office:value="2.94">
            <text:p>2.94</text:p>
          </table:table-cell>
          <table:table-cell office:value-type="float" office:value="4">
            <text:p>4</text:p>
          </table:table-cell>
          <table:table-cell office:value-type="float" office:value="19542847">
            <text:p>19542847</text:p>
          </table:table-cell>
          <table:table-cell table:formula="of:=[.C2]*10^[.D2]" office:value-type="float" office:value="29400">
            <text:p>29400</text:p>
          </table:table-cell>
          <table:table-cell table:formula="of:=[.B2]/[.F2]" office:value-type="float" office:value="666.312006802721">
            <text:p>666.3120068027</text:p>
          </table:table-cell>
        </table:table-row>
        <table:table-row table:style-name="ro1">
          <table:table-cell office:value-type="string">
            <text:p>QCD_HT700to1000</text:p>
          </table:table-cell>
          <table:table-cell office:value-type="float" office:value="15299790">
            <text:p>15299790</text:p>
          </table:table-cell>
          <table:table-cell office:value-type="float" office:value="6.524">
            <text:p>6.524</text:p>
          </table:table-cell>
          <table:table-cell office:value-type="float" office:value="3">
            <text:p>3</text:p>
          </table:table-cell>
          <table:table-cell office:value-type="float" office:value="15011016">
            <text:p>15011016</text:p>
          </table:table-cell>
          <table:table-cell table:formula="of:=[.C3]*10^[.D3]" office:value-type="float" office:value="6524">
            <text:p>6524</text:p>
          </table:table-cell>
          <table:table-cell table:formula="of:=[.B3]/[.F3]" office:value-type="float" office:value="2345.15481299816">
            <text:p>2345.1548129982</text:p>
          </table:table-cell>
        </table:table-row>
        <table:table-row table:style-name="ro1">
          <table:table-cell office:value-type="string">
            <text:p>QCD_HT1000to1500</text:p>
          </table:table-cell>
          <table:table-cell office:value-type="float" office:value="4947260">
            <text:p>4947260</text:p>
          </table:table-cell>
          <table:table-cell office:value-type="float" office:value="1.064">
            <text:p>1.064</text:p>
          </table:table-cell>
          <table:table-cell office:value-type="float" office:value="3">
            <text:p>3</text:p>
          </table:table-cell>
          <table:table-cell office:value-type="float" office:value="4963895">
            <text:p>4963895</text:p>
          </table:table-cell>
          <table:table-cell table:formula="of:=[.C4]*10^[.D4]" office:value-type="float" office:value="1064">
            <text:p>1064</text:p>
          </table:table-cell>
          <table:table-cell table:formula="of:=[.B4]/[.F4]" office:value-type="float" office:value="4649.68045112782">
            <text:p>4649.6804511278</text:p>
          </table:table-cell>
        </table:table-row>
        <table:table-row table:style-name="ro1">
          <table:table-cell office:value-type="string">
            <text:p>QCD_HT1500to2000</text:p>
          </table:table-cell>
          <table:table-cell office:value-type="float" office:value="3856042">
            <text:p>3856042</text:p>
          </table:table-cell>
          <table:table-cell office:value-type="float" office:value="121.5">
            <text:p>121.5</text:p>
          </table:table-cell>
          <table:table-cell office:value-type="float" office:value="0">
            <text:p>0</text:p>
          </table:table-cell>
          <table:table-cell office:value-type="float" office:value="3848411">
            <text:p>3848411</text:p>
          </table:table-cell>
          <table:table-cell table:formula="of:=[.C5]*10^[.D5]" office:value-type="float" office:value="121.5">
            <text:p>121.5</text:p>
          </table:table-cell>
          <table:table-cell table:formula="of:=[.B5]/[.F5]" office:value-type="float" office:value="31736.9711934156">
            <text:p>31736.9711934156</text:p>
          </table:table-cell>
        </table:table-row>
        <table:table-row table:style-name="ro1">
          <table:table-cell office:value-type="string">
            <text:p>QCD_HT2000toInf</text:p>
          </table:table-cell>
          <table:table-cell office:value-type="float" office:value="1905974">
            <text:p>1905974</text:p>
          </table:table-cell>
          <table:table-cell office:value-type="float" office:value="2.542">
            <text:p>2.542</text:p>
          </table:table-cell>
          <table:table-cell office:value-type="float" office:value="1">
            <text:p>1</text:p>
          </table:table-cell>
          <table:table-cell office:value-type="float" office:value="1961774">
            <text:p>1961774</text:p>
          </table:table-cell>
          <table:table-cell table:formula="of:=[.C6]*10^[.D6]" office:value-type="float" office:value="25.42">
            <text:p>25.42</text:p>
          </table:table-cell>
          <table:table-cell table:formula="of:=[.B6]/[.F6]" office:value-type="float" office:value="74979.307631786">
            <text:p>74979.30763178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16:41</meta:creation-date>
    <dc:date>2015-11-18T18:42:36</dc:date>
    <meta:editing-duration>PT12M45S</meta:editing-duration>
    <meta:editing-cycles>2</meta:editing-cycles>
    <meta:generator>LibreOffice/3.5$Linux_X86_64 LibreOffice_project/350m1$Build-2</meta:generator>
    <meta:document-statistic meta:table-count="3" meta:cell-count="42" meta:object-count="0"/>
  </office:meta>
</office:document-meta>
</file>